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0.78mm" svg:height="73.56mm" svg:x="192.99mm" svg:y="129.53mm">
            <draw:object draw:notify-on-update-of-ranges="Sheet1.A3:Sheet1.A4 Sheet1.B3:Sheet1.B4 Sheet1.C3:Sheet1.C4 Sheet1.A3:Sheet1.A4 Sheet1.D3:Sheet1.D4 Sheet1.A3:Sheet1.A4 Sheet1.E3:Sheet1.E4 Sheet1.A3:Sheet1.A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68mm" svg:y="126.9mm">
            <draw:object draw:notify-on-update-of-ranges="Sheet1.A13:Sheet1.A14 Sheet1.B13:Sheet1.B14 Sheet1.C13:Sheet1.C14 Sheet1.A13:Sheet1.A14 Sheet1.D13:Sheet1.D14 Sheet1.A13:Sheet1.A14 Sheet1.E13:Sheet1.E14 Sheet1.A13:Sheet1.A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27mm" svg:y="25.98mm">
            <draw:object draw:notify-on-update-of-ranges="Sheet1.B17:Sheet1.E17 Sheet1.B16:Sheet1.E16 Sheet1.B18:Sheet1.E18 Sheet1.B16:Sheet1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49.95mm" svg:y="25.96mm">
            <draw:object draw:notify-on-update-of-ranges="Sheet1.B8:Sheet1.E8 Sheet1.B7:Sheet1.E7 Sheet1.B9:Sheet1.E9 Sheet1.B7:Sheet1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tcg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ecuencial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570775" calcext:value-type="float">
            <text:p>3.570775</text:p>
          </table:table-cell>
          <table:table-cell office:value-type="float" office:value="2.189739" calcext:value-type="float">
            <text:p>2.189739</text:p>
          </table:table-cell>
          <table:table-cell office:value-type="float" office:value="1.458598" calcext:value-type="float">
            <text:p>1.458598</text:p>
          </table:table-cell>
          <table:table-cell office:value-type="float" office:value="0.617293" calcext:value-type="float">
            <text:p>0.617293</text:p>
          </table:table-cell>
          <table:table-cell office:value-type="float" office:value="3.808348" calcext:value-type="float">
            <text:p>3.80834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8.884375" calcext:value-type="float">
            <text:p>28.884375</text:p>
          </table:table-cell>
          <table:table-cell office:value-type="float" office:value="16.215836" calcext:value-type="float">
            <text:p>16.215836</text:p>
          </table:table-cell>
          <table:table-cell office:value-type="float" office:value="9.925242" calcext:value-type="float">
            <text:p>9.925242</text:p>
          </table:table-cell>
          <table:table-cell office:value-type="float" office:value="9.842699" calcext:value-type="float">
            <text:p>9.842699</text:p>
          </table:table-cell>
          <table:table-cell office:value-type="float" office:value="33.846482" calcext:value-type="float">
            <text:p>33.84648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anancia atcg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F3]/[.B3]" office:value-type="float" office:value="1.06653261546863" calcext:value-type="float">
            <text:p>1.06653261546863</text:p>
          </table:table-cell>
          <table:table-cell table:formula="of:=[.F3]/[.C3]" office:value-type="float" office:value="1.73917896151094" calcext:value-type="float">
            <text:p>1.73917896151094</text:p>
          </table:table-cell>
          <table:table-cell table:formula="of:=[.F3]/[.D3]" office:value-type="float" office:value="2.61096477576412" calcext:value-type="float">
            <text:p>2.61096477576412</text:p>
          </table:table-cell>
          <table:table-cell table:formula="of:=[.F3]/[.E3]" office:value-type="float" office:value="6.16943331610759" calcext:value-type="float">
            <text:p>6.1694333161075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F4]/[.B4]" office:value-type="float" office:value="1.17179208482095" calcext:value-type="float">
            <text:p>1.17179208482095</text:p>
          </table:table-cell>
          <table:table-cell table:formula="of:=[.F4]/[.C4]" office:value-type="float" office:value="2.08724866235697" calcext:value-type="float">
            <text:p>2.08724866235697</text:p>
          </table:table-cell>
          <table:table-cell table:formula="of:=[.F4]/[.D4]" office:value-type="float" office:value="3.41014173760196" calcext:value-type="float">
            <text:p>3.41014173760196</text:p>
          </table:table-cell>
          <table:table-cell table:formula="of:=[.F4]/[.E4]" office:value-type="float" office:value="3.43873992286059" calcext:value-type="float">
            <text:p>3.43873992286059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clo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ecuencial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29741" calcext:value-type="float">
            <text:p>0.329741</text:p>
          </table:table-cell>
          <table:table-cell office:value-type="float" office:value="0.689623" calcext:value-type="float">
            <text:p>0.689623</text:p>
          </table:table-cell>
          <table:table-cell office:value-type="float" office:value="0.237392" calcext:value-type="float">
            <text:p>0.237392</text:p>
          </table:table-cell>
          <table:table-cell office:value-type="float" office:value="0.236032" calcext:value-type="float">
            <text:p>0.236032</text:p>
          </table:table-cell>
          <table:table-cell office:value-type="float" office:value="0.322757" calcext:value-type="float">
            <text:p>0.3227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835866" calcext:value-type="float">
            <text:p>6.835866</text:p>
          </table:table-cell>
          <table:table-cell office:value-type="float" office:value="3.964579" calcext:value-type="float">
            <text:p>3.964579</text:p>
          </table:table-cell>
          <table:table-cell office:value-type="float" office:value="2.572687" calcext:value-type="float">
            <text:p>2.572687</text:p>
          </table:table-cell>
          <table:table-cell office:value-type="float" office:value="2.192878" calcext:value-type="float">
            <text:p>2.192878</text:p>
          </table:table-cell>
          <table:table-cell office:value-type="float" office:value="6.699087" calcext:value-type="float">
            <text:p>6.6990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nancia pclo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F13]/[.B13]" office:value-type="float" office:value="0.978819740341662" calcext:value-type="float">
            <text:p>0.978819740341662</text:p>
          </table:table-cell>
          <table:table-cell table:formula="of:=[.F13]/[.C13]" office:value-type="float" office:value="0.468019483108887" calcext:value-type="float">
            <text:p>0.468019483108887</text:p>
          </table:table-cell>
          <table:table-cell table:formula="of:=[.F13]/[.D13]" office:value-type="float" office:value="1.35959510008762" calcext:value-type="float">
            <text:p>1.35959510008762</text:p>
          </table:table-cell>
          <table:table-cell table:formula="of:=[.F13]/[.E13]" office:value-type="float" office:value="1.36742899267896" calcext:value-type="float">
            <text:p>1.3674289926789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F14]/[.B14]" office:value-type="float" office:value="0.979990977002768" calcext:value-type="float">
            <text:p>0.979990977002768</text:p>
          </table:table-cell>
          <table:table-cell table:formula="of:=[.F14]/[.C14]" office:value-type="float" office:value="1.68973477385619" calcext:value-type="float">
            <text:p>1.68973477385619</text:p>
          </table:table-cell>
          <table:table-cell table:formula="of:=[.F14]/[.D14]" office:value-type="float" office:value="2.60392616746616" calcext:value-type="float">
            <text:p>2.60392616746616</text:p>
          </table:table-cell>
          <table:table-cell table:formula="of:=[.F14]/[.E14]" office:value-type="float" office:value="3.05492918438691" calcext:value-type="float">
            <text:p>3.054929184386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0:00:45.495158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9:31:59.236733251</meta:creation-date>
    <dc:date>2020-05-06T20:41:09.918658460</dc:date>
    <meta:editing-duration>PT16M19S</meta:editing-duration>
    <meta:editing-cycles>3</meta:editing-cycles>
    <meta:generator>LibreOffice/6.0.7.3$Linux_X86_64 LibreOffice_project/00m0$Build-3</meta:generator>
    <meta:document-statistic meta:table-count="1" meta:cell-count="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79cm" svg:height="7.357cm" xlink:href=".." xlink:type="simple" chart:class="chart:scatter" chart:style-name="ch1">
        <chart:legend chart:legend-position="end" svg:x="10.888cm" svg:y="2.632cm" style:legend-expansion="high" chart:style-name="ch2"/>
        <chart:plot-area chart:style-name="ch3" table:cell-range-address="Sheet1.A3:Sheet1.E4" chart:data-source-has-labels="row" svg:x="0.261cm" svg:y="0.147cm" svg:width="10.366cm" svg:height="7.063cm">
          <chartooo:coordinate-region svg:x="0.882cm" svg:y="0.346cm" svg:width="9.373cm" svg:height="6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4" loext:label-string="atc_1" chart:class="chart:scatter">
            <chart:domain table:cell-range-address="Sheet1.A3:Sheet1.A4"/>
            <chart:data-point chart:repeated="2"/>
          </chart:series>
          <chart:series chart:style-name="ch7" chart:values-cell-range-address="Sheet1.C3:Sheet1.C4" loext:label-string="atc_2" chart:class="chart:scatter">
            <chart:data-point chart:repeated="2"/>
          </chart:series>
          <chart:series chart:style-name="ch8" chart:values-cell-range-address="Sheet1.D3:Sheet1.D4" loext:label-string="atc_3" chart:class="chart:scatter">
            <chart:data-point chart:repeated="2"/>
          </chart:series>
          <chart:series chart:style-name="ch9" chart:values-cell-range-address="Sheet1.E3:Sheet1.E4" loext:label-string="atc_4" chart:class="chart:scatte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c_1</text:p>
              </table:table-cell>
              <table:table-cell office:value-type="string">
                <text:p>atc_2</text:p>
              </table:table-cell>
              <table:table-cell office:value-type="string">
                <text:p>atc_3</text:p>
              </table:table-cell>
              <table:table-cell office:value-type="string">
                <text:p>atc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Sheet1.A3:Sheet1.A4</svg:desc>
                </draw:g>
              </table:table-cell>
              <table:table-cell office:value-type="float" office:value="3.570775">
                <text:p>3.570775</text:p>
                <draw:g>
                  <svg:desc>Sheet1.B3:Sheet1.B4</svg:desc>
                </draw:g>
              </table:table-cell>
              <table:table-cell office:value-type="float" office:value="2.189739">
                <text:p>2.189739</text:p>
                <draw:g>
                  <svg:desc>Sheet1.C3:Sheet1.C4</svg:desc>
                </draw:g>
              </table:table-cell>
              <table:table-cell office:value-type="float" office:value="1.458598">
                <text:p>1.458598</text:p>
                <draw:g>
                  <svg:desc>Sheet1.D3:Sheet1.D4</svg:desc>
                </draw:g>
              </table:table-cell>
              <table:table-cell office:value-type="float" office:value="0.617293">
                <text:p>0.617293</text:p>
                <draw:g>
                  <svg:desc>Sheet1.E3:Sheet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8.884375">
                <text:p>28.884375</text:p>
              </table:table-cell>
              <table:table-cell office:value-type="float" office:value="16.215836">
                <text:p>16.215836</text:p>
              </table:table-cell>
              <table:table-cell office:value-type="float" office:value="9.925242">
                <text:p>9.925242</text:p>
              </table:table-cell>
              <table:table-cell office:value-type="float" office:value="9.842699">
                <text:p>9.842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3.454cm" style:legend-expansion="high" chart:style-name="ch2"/>
        <chart:plot-area chart:style-name="ch3" table:cell-range-address="Sheet1.A13:Sheet1.E14" chart:data-source-has-labels="row" svg:x="0.32cm" svg:y="0.18cm" svg:width="13.275cm" svg:height="8.64cm">
          <chartooo:coordinate-region svg:x="0.756cm" svg:y="0.379cm" svg:width="12.4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14" loext:label-string="pc_1" chart:class="chart:scatter">
            <chart:domain table:cell-range-address="Sheet1.A13:Sheet1.A14"/>
            <chart:data-point chart:repeated="2"/>
          </chart:series>
          <chart:series chart:style-name="ch7" chart:values-cell-range-address="Sheet1.C13:Sheet1.C14" loext:label-string="pc_2" chart:class="chart:scatter">
            <chart:data-point chart:repeated="2"/>
          </chart:series>
          <chart:series chart:style-name="ch8" chart:values-cell-range-address="Sheet1.D13:Sheet1.D14" loext:label-string="pc_3" chart:class="chart:scatter">
            <chart:data-point chart:repeated="2"/>
          </chart:series>
          <chart:series chart:style-name="ch9" chart:values-cell-range-address="Sheet1.E13:Sheet1.E14" loext:label-string="pc_4" chart:class="chart:scatte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c_1</text:p>
              </table:table-cell>
              <table:table-cell office:value-type="string">
                <text:p>pc_2</text:p>
              </table:table-cell>
              <table:table-cell office:value-type="string">
                <text:p>pc_3</text:p>
              </table:table-cell>
              <table:table-cell office:value-type="string">
                <text:p>pc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Sheet1.A13:Sheet1.A14</svg:desc>
                </draw:g>
              </table:table-cell>
              <table:table-cell office:value-type="float" office:value="0.329741">
                <text:p>0.329741</text:p>
                <draw:g>
                  <svg:desc>Sheet1.B13:Sheet1.B14</svg:desc>
                </draw:g>
              </table:table-cell>
              <table:table-cell office:value-type="float" office:value="0.689623">
                <text:p>0.689623</text:p>
                <draw:g>
                  <svg:desc>Sheet1.C13:Sheet1.C14</svg:desc>
                </draw:g>
              </table:table-cell>
              <table:table-cell office:value-type="float" office:value="0.237392">
                <text:p>0.237392</text:p>
                <draw:g>
                  <svg:desc>Sheet1.D13:Sheet1.D14</svg:desc>
                </draw:g>
              </table:table-cell>
              <table:table-cell office:value-type="float" office:value="0.236032">
                <text:p>0.236032</text:p>
                <draw:g>
                  <svg:desc>Sheet1.E13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.835866">
                <text:p>6.835866</text:p>
              </table:table-cell>
              <table:table-cell office:value-type="float" office:value="3.964579">
                <text:p>3.964579</text:p>
              </table:table-cell>
              <table:table-cell office:value-type="float" office:value="2.572687">
                <text:p>2.572687</text:p>
              </table:table-cell>
              <table:table-cell office:value-type="float" office:value="2.192878">
                <text:p>2.192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Ganancia por núcleos</text:p>
        </chart:title>
        <chart:legend chart:legend-position="end" svg:x="12.354cm" svg:y="3.952cm" style:legend-expansion="high" chart:style-name="ch3"/>
        <chart:plot-area chart:style-name="ch4" table:cell-range-address="Sheet1.B16:Sheet1.E18" chart:data-source-has-labels="row" svg:x="0.32cm" svg:y="1.275cm" svg:width="11.714cm" svg:height="7.545cm">
          <chartooo:coordinate-region svg:x="1.047cm" svg:y="1.475cm" svg:width="10.74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E17" loext:label-string="ganancia_750" chart:class="chart:scatter">
            <chart:domain table:cell-range-address="Sheet1.B16:Sheet1.E16"/>
            <chart:data-point chart:repeated="4"/>
          </chart:series>
          <chart:series chart:style-name="ch8" chart:values-cell-range-address="Sheet1.B18:Sheet1.E18" loext:label-string="ganancia_150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6</text:p>
              </table:table-cell>
              <table:table-cell office:value-type="string">
                <text:p>ganancia_750</text:p>
              </table:table-cell>
              <table:table-cell office:value-type="string">
                <text:p>ganancia_15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6:Sheet1.E16</svg:desc>
                </draw:g>
              </table:table-cell>
              <table:table-cell office:value-type="float" office:value="0.978819740341662">
                <text:p>0.978819740341662</text:p>
                <draw:g>
                  <svg:desc>Sheet1.B17:Sheet1.E17</svg:desc>
                </draw:g>
              </table:table-cell>
              <table:table-cell office:value-type="float" office:value="0.979990977002768">
                <text:p>0.979990977002768</text:p>
                <draw:g>
                  <svg:desc>Sheet1.B18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8019483108887">
                <text:p>0.468019483108887</text:p>
              </table:table-cell>
              <table:table-cell office:value-type="float" office:value="1.68973477385619">
                <text:p>1.68973477385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5959510008762">
                <text:p>1.35959510008762</text:p>
              </table:table-cell>
              <table:table-cell office:value-type="float" office:value="2.60392616746616">
                <text:p>2.60392616746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6742899267896">
                <text:p>1.36742899267896</text:p>
              </table:table-cell>
              <table:table-cell office:value-type="float" office:value="3.05492918438691">
                <text:p>3.05492918438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9cm" svg:y="0.316cm" chart:style-name="ch2">
          <text:p>Ganancia por núcleo atc</text:p>
        </chart:title>
        <chart:legend chart:legend-position="end" svg:x="13.254cm" svg:y="3.952cm" style:legend-expansion="high" chart:style-name="ch3"/>
        <chart:plot-area chart:style-name="ch4" table:cell-range-address="Sheet1.B7:Sheet1.E9" chart:data-source-has-labels="row" svg:x="0.32cm" svg:y="1.275cm" svg:width="12.614cm" svg:height="7.545cm">
          <chartooo:coordinate-region svg:x="0.756cm" svg:y="1.475cm" svg:width="11.938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E8" loext:label-string="atc_750" chart:class="chart:scatter">
            <chart:domain table:cell-range-address="Sheet1.B7:Sheet1.E7"/>
            <chart:data-point chart:repeated="4"/>
          </chart:series>
          <chart:series chart:style-name="ch8" chart:values-cell-range-address="Sheet1.B9:Sheet1.E9" loext:label-string="atc_150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atc_750</text:p>
              </table:table-cell>
              <table:table-cell office:value-type="string">
                <text:p>atc_15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7:Sheet1.E7</svg:desc>
                </draw:g>
              </table:table-cell>
              <table:table-cell office:value-type="float" office:value="1.06653261546863">
                <text:p>1.06653261546863</text:p>
                <draw:g>
                  <svg:desc>Sheet1.B8:Sheet1.E8</svg:desc>
                </draw:g>
              </table:table-cell>
              <table:table-cell office:value-type="float" office:value="1.17179208482095">
                <text:p>1.17179208482095</text:p>
                <draw:g>
                  <svg:desc>Sheet1.B9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3917896151094">
                <text:p>1.73917896151094</text:p>
              </table:table-cell>
              <table:table-cell office:value-type="float" office:value="2.08724866235697">
                <text:p>2.08724866235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1096477576412">
                <text:p>2.61096477576412</text:p>
              </table:table-cell>
              <table:table-cell office:value-type="float" office:value="3.41014173760196">
                <text:p>3.4101417376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6943331610759">
                <text:p>6.16943331610759</text:p>
              </table:table-cell>
              <table:table-cell office:value-type="float" office:value="3.43873992286059">
                <text:p>3.438739922860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